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f9a88" officeooo:paragraph-rsid="000f9a88" style:font-size-asian="15pt" style:font-size-complex="15pt"/>
    </style:style>
    <style:style style:name="P2" style:family="paragraph" style:parent-style-name="Standard">
      <style:text-properties fo:font-size="15pt" officeooo:rsid="0011bff3" officeooo:paragraph-rsid="0011bff3" style:font-size-asian="15pt" style:font-size-complex="15pt"/>
    </style:style>
    <style:style style:name="P3" style:family="paragraph" style:parent-style-name="Standard">
      <style:text-properties fo:font-size="15pt" officeooo:rsid="00131335" officeooo:paragraph-rsid="00131335" style:font-size-asian="15pt" style:font-size-complex="15pt"/>
    </style:style>
    <style:style style:name="P4" style:family="paragraph" style:parent-style-name="Standard">
      <style:text-properties fo:font-size="15pt" officeooo:rsid="00144488" officeooo:paragraph-rsid="00144488" style:font-size-asian="15pt" style:font-size-complex="15pt"/>
    </style:style>
    <style:style style:name="P5" style:family="paragraph" style:parent-style-name="Standard">
      <style:text-properties fo:font-size="15pt" officeooo:rsid="0016bf66" officeooo:paragraph-rsid="0016bf66" style:font-size-asian="15pt" style:font-size-complex="15pt"/>
    </style:style>
    <style:style style:name="P6" style:family="paragraph" style:parent-style-name="Standard">
      <style:text-properties fo:font-size="15pt" style:text-underline-style="solid" style:text-underline-type="double" style:text-underline-width="auto" style:text-underline-color="font-color" officeooo:rsid="00176904" officeooo:paragraph-rsid="00176904" style:font-size-asian="15pt" style:font-size-complex="15pt"/>
    </style:style>
    <style:style style:name="P7" style:family="paragraph" style:parent-style-name="Standard">
      <style:text-properties fo:font-size="15pt" style:text-underline-style="none" officeooo:rsid="0018b193" officeooo:paragraph-rsid="0018b193" style:font-size-asian="15pt" style:font-size-complex="15pt"/>
    </style:style>
    <style:style style:name="P8" style:family="paragraph" style:parent-style-name="Standard">
      <style:text-properties fo:font-size="15pt" style:text-underline-style="none" officeooo:rsid="001a7221" officeooo:paragraph-rsid="001a7221" style:font-size-asian="15pt" style:font-size-complex="15pt"/>
    </style:style>
    <style:style style:name="P9" style:family="paragraph" style:parent-style-name="Standard">
      <style:text-properties fo:font-size="15pt" style:text-underline-style="none" officeooo:rsid="001b20c7" officeooo:paragraph-rsid="001b20c7" style:font-size-asian="15pt" style:font-size-complex="15pt"/>
    </style:style>
    <style:style style:name="P10" style:family="paragraph" style:parent-style-name="Standard">
      <style:text-properties fo:font-size="15pt" style:text-underline-style="none" officeooo:rsid="001b2e21" officeooo:paragraph-rsid="001b2e21" style:font-size-asian="15pt" style:font-size-complex="15pt"/>
    </style:style>
    <style:style style:name="P11" style:family="paragraph" style:parent-style-name="Standard">
      <style:text-properties fo:font-size="15pt" style:text-underline-style="none" officeooo:rsid="001cd391" officeooo:paragraph-rsid="001cd391" style:font-size-asian="15pt" style:font-size-complex="15pt"/>
    </style:style>
    <style:style style:name="P12" style:family="paragraph" style:parent-style-name="Standard">
      <style:text-properties fo:font-size="15pt" style:text-underline-style="none" officeooo:rsid="0021ed47" officeooo:paragraph-rsid="0021ed47" style:font-size-asian="15pt" style:font-size-complex="15pt"/>
    </style:style>
    <style:style style:name="P13" style:family="paragraph" style:parent-style-name="Standard">
      <style:text-properties fo:font-size="15pt" style:text-underline-style="none" officeooo:rsid="00200066" officeooo:paragraph-rsid="00200066" style:font-size-asian="15pt" style:font-size-complex="15pt"/>
    </style:style>
    <style:style style:name="P14" style:family="paragraph" style:parent-style-name="Standard">
      <style:text-properties fo:font-size="15pt" style:text-underline-style="none" officeooo:rsid="0021f591" officeooo:paragraph-rsid="0021f591" style:font-size-asian="15pt" style:font-size-complex="15pt"/>
    </style:style>
    <style:style style:name="P15" style:family="paragraph" style:parent-style-name="Standard">
      <style:text-properties fo:font-size="15pt" style:text-underline-style="none" officeooo:rsid="0028f7d6" officeooo:paragraph-rsid="0028f7d6" style:font-size-asian="15pt" style:font-size-complex="15pt"/>
    </style:style>
    <style:style style:name="P16" style:family="paragraph" style:parent-style-name="Standard">
      <style:text-properties fo:font-size="15pt" style:text-underline-style="none" officeooo:rsid="0028f7d6" officeooo:paragraph-rsid="00362b37" style:font-size-asian="15pt" style:font-size-complex="15pt"/>
    </style:style>
    <style:style style:name="P17" style:family="paragraph" style:parent-style-name="Standard">
      <style:text-properties fo:font-size="15pt" style:text-underline-style="none" officeooo:rsid="0029efaa" officeooo:paragraph-rsid="0029efaa" style:font-size-asian="15pt" style:font-size-complex="15pt"/>
    </style:style>
    <style:style style:name="P18" style:family="paragraph" style:parent-style-name="Standard">
      <style:text-properties fo:font-size="15pt" style:text-underline-style="none" officeooo:rsid="0038a189" officeooo:paragraph-rsid="0038a189" style:font-size-asian="15pt" style:font-size-complex="15pt"/>
    </style:style>
    <style:style style:name="P19" style:family="paragraph" style:parent-style-name="Standard">
      <style:text-properties fo:color="#cc0000" fo:font-size="15pt" style:text-underline-style="none" officeooo:rsid="001b2e21" officeooo:paragraph-rsid="001b2e21" style:font-size-asian="15pt" style:font-size-complex="15pt"/>
    </style:style>
    <style:style style:name="P20" style:family="paragraph" style:parent-style-name="Standard">
      <style:text-properties fo:color="#cc0000" fo:font-size="15pt" style:text-underline-style="none" officeooo:rsid="0028f7d6" officeooo:paragraph-rsid="0028f7d6" style:font-size-asian="15pt" style:font-size-complex="15pt"/>
    </style:style>
    <style:style style:name="P21" style:family="paragraph" style:parent-style-name="Standard">
      <style:text-properties fo:color="#cc0000" fo:font-size="15pt" style:text-underline-style="none" officeooo:rsid="0040ff94" officeooo:paragraph-rsid="0040ff94" style:font-size-asian="15pt" style:font-size-complex="15pt"/>
    </style:style>
    <style:style style:name="P22" style:family="paragraph" style:parent-style-name="Standard">
      <style:text-properties fo:color="#000000" fo:font-size="15pt" style:text-underline-style="none" officeooo:rsid="0021f591" officeooo:paragraph-rsid="0021f591" style:font-size-asian="15pt" style:font-size-complex="15pt"/>
    </style:style>
    <style:style style:name="P23" style:family="paragraph" style:parent-style-name="Standard">
      <style:text-properties fo:color="#000000" fo:font-size="15pt" style:text-underline-style="none" officeooo:rsid="00390658" officeooo:paragraph-rsid="0039ab2f" style:font-size-asian="15pt" style:font-size-complex="15pt"/>
    </style:style>
    <style:style style:name="P24" style:family="paragraph" style:parent-style-name="Standard">
      <style:text-properties fo:color="#000000" fo:font-size="15pt" style:text-underline-style="none" officeooo:rsid="00390658" officeooo:paragraph-rsid="003adedb" style:font-size-asian="15pt" style:font-size-complex="15pt"/>
    </style:style>
    <style:style style:name="P25" style:family="paragraph" style:parent-style-name="Standard">
      <style:text-properties fo:color="#000000" fo:font-size="15pt" style:text-underline-style="none" officeooo:rsid="0039ac57" officeooo:paragraph-rsid="0039ac57" style:font-size-asian="15pt" style:font-size-complex="15pt"/>
    </style:style>
    <style:style style:name="P26" style:family="paragraph" style:parent-style-name="Standard">
      <style:text-properties fo:color="#000000" fo:font-size="15pt" style:text-underline-style="none" officeooo:rsid="003da634" officeooo:paragraph-rsid="003da634" style:font-size-asian="15pt" style:font-size-complex="15pt"/>
    </style:style>
    <style:style style:name="P27" style:family="paragraph" style:parent-style-name="Standard">
      <style:text-properties fo:color="#000000" fo:font-size="15pt" style:text-underline-style="none" officeooo:rsid="003db495" officeooo:paragraph-rsid="003db495" style:font-size-asian="15pt" style:font-size-complex="15pt"/>
    </style:style>
    <style:style style:name="P28" style:family="paragraph" style:parent-style-name="Standard">
      <style:text-properties fo:color="#000000" fo:font-size="15pt" style:text-underline-style="none" officeooo:rsid="003db495" officeooo:paragraph-rsid="003f936b" style:font-size-asian="15pt" style:font-size-complex="15pt"/>
    </style:style>
    <style:style style:name="P29" style:family="paragraph" style:parent-style-name="Standard">
      <style:text-properties fo:color="#000000" fo:font-size="15pt" style:text-underline-style="none" officeooo:rsid="003db495" officeooo:paragraph-rsid="003fc75f" style:font-size-asian="15pt" style:font-size-complex="15pt"/>
    </style:style>
    <style:style style:name="P30" style:family="paragraph" style:parent-style-name="Standard">
      <style:text-properties fo:color="#000000" fo:font-size="15pt" style:text-underline-style="none" officeooo:rsid="0040ff94" officeooo:paragraph-rsid="0040ff94" style:font-size-asian="15pt" style:font-size-complex="15pt"/>
    </style:style>
    <style:style style:name="P31" style:family="paragraph" style:parent-style-name="Standard">
      <style:text-properties fo:color="#000000" fo:font-size="15pt" style:text-underline-style="none" officeooo:rsid="0042d658" officeooo:paragraph-rsid="0042d658" style:font-size-asian="15pt" style:font-size-complex="15pt"/>
    </style:style>
    <style:style style:name="P32" style:family="paragraph" style:parent-style-name="Standard">
      <style:text-properties fo:color="#000000" fo:font-size="15pt" style:text-underline-style="none" officeooo:rsid="0042d658" officeooo:paragraph-rsid="00458c31" style:font-size-asian="15pt" style:font-size-complex="15pt"/>
    </style:style>
    <style:style style:name="P33" style:family="paragraph" style:parent-style-name="Standard">
      <style:text-properties fo:color="#000000" fo:font-size="15pt" style:text-underline-style="none" officeooo:rsid="00468710" officeooo:paragraph-rsid="00468710" style:font-size-asian="15pt" style:font-size-complex="15pt"/>
    </style:style>
    <style:style style:name="P34" style:family="paragraph" style:parent-style-name="Standard">
      <style:text-properties fo:color="#000000" fo:font-size="15pt" style:text-underline-style="none" officeooo:rsid="004842c2" officeooo:paragraph-rsid="004842c2" style:font-size-asian="15pt" style:font-size-complex="15pt"/>
    </style:style>
    <style:style style:name="P35" style:family="paragraph" style:parent-style-name="Standard">
      <style:text-properties fo:color="#000000" fo:font-size="15pt" style:text-underline-style="none" officeooo:rsid="004963c1" officeooo:paragraph-rsid="004963c1" style:font-size-asian="15pt" style:font-size-complex="15pt"/>
    </style:style>
    <style:style style:name="P36" style:family="paragraph" style:parent-style-name="Standard">
      <style:text-properties fo:color="#000000" fo:font-size="18pt" style:text-underline-style="none" officeooo:rsid="0042d658" officeooo:paragraph-rsid="0042d658" style:font-size-asian="18pt" style:font-size-complex="18pt"/>
    </style:style>
    <style:style style:name="P37" style:family="paragraph" style:parent-style-name="Standard">
      <style:text-properties fo:color="#000000" fo:font-size="18pt" style:text-underline-style="none" officeooo:rsid="0042d658" officeooo:paragraph-rsid="00458c31" style:font-size-asian="18pt" style:font-size-complex="18pt"/>
    </style:style>
    <style:style style:name="P38" style:family="paragraph" style:parent-style-name="Standard">
      <style:text-properties fo:color="#000000" fo:font-size="18pt" style:text-underline-style="none" officeooo:rsid="0042d658" officeooo:paragraph-rsid="00468710" style:font-size-asian="18pt" style:font-size-complex="18pt"/>
    </style:style>
    <style:style style:name="P39" style:family="paragraph" style:parent-style-name="Standard">
      <style:text-properties fo:color="#ff0000" fo:font-size="15pt" style:text-underline-style="none" officeooo:rsid="00390658" officeooo:paragraph-rsid="003adedb" style:font-size-asian="15pt" style:font-size-complex="15pt"/>
    </style:style>
    <style:style style:name="P40" style:family="paragraph" style:parent-style-name="Standard">
      <style:text-properties fo:color="#ff0000" fo:font-size="15pt" style:text-underline-style="none" officeooo:rsid="0039ac57" officeooo:paragraph-rsid="0039ac57" style:font-size-asian="15pt" style:font-size-complex="15pt"/>
    </style:style>
    <style:style style:name="P41" style:family="paragraph" style:parent-style-name="Standard">
      <style:text-properties fo:color="#ff0000" fo:font-size="15pt" style:text-underline-style="none" officeooo:rsid="003d0e63" officeooo:paragraph-rsid="003d0e63" style:font-size-asian="15pt" style:font-size-complex="15pt"/>
    </style:style>
    <style:style style:name="P42" style:family="paragraph" style:parent-style-name="Standard">
      <style:text-properties fo:color="#ff0000" fo:font-size="15pt" style:text-underline-style="none" officeooo:rsid="003da634" officeooo:paragraph-rsid="003da634" style:font-size-asian="15pt" style:font-size-complex="15pt"/>
    </style:style>
    <style:style style:name="P43" style:family="paragraph" style:parent-style-name="Standard">
      <style:text-properties fo:color="#cc0000" fo:font-size="15pt" style:text-underline-style="none" officeooo:rsid="0028f7d6" officeooo:paragraph-rsid="0028f7d6" style:font-size-asian="15pt" style:font-size-complex="15pt"/>
    </style:style>
    <style:style style:name="P44" style:family="paragraph" style:parent-style-name="Standard">
      <style:text-properties fo:color="#cc0000" fo:font-size="15pt" style:text-underline-style="none" officeooo:rsid="00362b37" officeooo:paragraph-rsid="00362b37" style:font-size-asian="15pt" style:font-size-complex="15pt"/>
    </style:style>
    <style:style style:name="P45" style:family="paragraph" style:parent-style-name="Standard">
      <style:text-properties fo:color="#cc0000" fo:font-size="15pt" style:text-underline-style="none" officeooo:rsid="00362b37" officeooo:paragraph-rsid="0028f7d6" style:font-size-asian="15pt" style:font-size-complex="15pt"/>
    </style:style>
    <style:style style:name="P46" style:family="paragraph" style:parent-style-name="Standard">
      <style:text-properties fo:color="#cc0000" fo:font-size="15pt" style:text-underline-style="none" officeooo:rsid="0036cc3a" officeooo:paragraph-rsid="00362b37" style:font-size-asian="15pt" style:font-size-complex="15pt"/>
    </style:style>
    <style:style style:name="P47" style:family="paragraph" style:parent-style-name="Standard">
      <style:text-properties fo:color="#000000" fo:font-size="15pt" style:text-underline-style="none" officeooo:rsid="0042d658" officeooo:paragraph-rsid="00468710" style:font-size-asian="15pt" style:font-size-complex="15pt"/>
    </style:style>
    <style:style style:name="T1" style:family="text">
      <style:text-properties officeooo:rsid="00144488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style:text-underline-style="solid" style:text-underline-type="double" style:text-underline-width="auto" style:text-underline-color="font-color" officeooo:rsid="00167880"/>
    </style:style>
    <style:style style:name="T4" style:family="text">
      <style:text-properties officeooo:rsid="00183bdd"/>
    </style:style>
    <style:style style:name="T5" style:family="text">
      <style:text-properties officeooo:rsid="001b2e21"/>
    </style:style>
    <style:style style:name="T6" style:family="text">
      <style:text-properties fo:color="#cc0000"/>
    </style:style>
    <style:style style:name="T7" style:family="text">
      <style:text-properties fo:color="#cc0000" officeooo:rsid="00362b37"/>
    </style:style>
    <style:style style:name="T8" style:family="text">
      <style:text-properties fo:color="#cc0000" officeooo:rsid="0036cc3a"/>
    </style:style>
    <style:style style:name="T9" style:family="text">
      <style:text-properties officeooo:rsid="0025364f"/>
    </style:style>
    <style:style style:name="T10" style:family="text">
      <style:text-properties officeooo:rsid="002d0e56"/>
    </style:style>
    <style:style style:name="T11" style:family="text">
      <style:text-properties officeooo:rsid="0031a29a"/>
    </style:style>
    <style:style style:name="T12" style:family="text">
      <style:text-properties officeooo:rsid="00390658"/>
    </style:style>
    <style:style style:name="T13" style:family="text">
      <style:text-properties officeooo:rsid="0039ab2f"/>
    </style:style>
    <style:style style:name="T14" style:family="text">
      <style:text-properties officeooo:rsid="003af2e1"/>
    </style:style>
    <style:style style:name="T15" style:family="text">
      <style:text-properties officeooo:rsid="003d0e63"/>
    </style:style>
    <style:style style:name="T16" style:family="text">
      <style:text-properties officeooo:rsid="003da634"/>
    </style:style>
    <style:style style:name="T17" style:family="text">
      <style:text-properties officeooo:rsid="0040db10"/>
    </style:style>
    <style:style style:name="T18" style:family="text">
      <style:text-properties officeooo:rsid="0042d658"/>
    </style:style>
    <style:style style:name="T19" style:family="text">
      <style:text-properties officeooo:rsid="00433c4c"/>
    </style:style>
    <style:style style:name="T20" style:family="text">
      <style:text-properties officeooo:rsid="004842c2"/>
    </style:style>
    <style:style style:name="T21" style:family="text">
      <style:text-properties officeooo:rsid="004d038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18</text:p>
      <text:p text:style-name="P1"/>
      <text:p text:style-name="P2">类变量　</text:p>
      <text:p text:style-name="P2">类方法　</text:p>
      <text:p text:style-name="P2"/>
      <text:p text:style-name="P2">对象实例　</text:p>
      <text:p text:style-name="P2">实例属性　</text:p>
      <text:p text:style-name="P2">实例方法　</text:p>
      <text:p text:style-name="P2"/>
      <text:p text:style-name="P2">类可以创建多个实例　</text:p>
      <text:p text:style-name="P2"/>
      <text:p text:style-name="P2">类的预置属性　　__doc__ 用来绑定文档字符串　</text:p>
      <text:p text:style-name="P2"/>
      <text:p text:style-name="P2">__slots__ 让实例有固定的属性　</text:p>
      <text:p text:style-name="P2"/>
      <text:p text:style-name="P2"/>
      <text:p text:style-name="P2">静态方法：　</text:p>
      <text:p text:style-name="P2">@staticmethod</text:p>
      <text:p text:style-name="P2"/>
      <text:p text:style-name="P2">继承派生　</text:p>
      <text:p text:style-name="P2"><text:span text:style-name="T4">A</text:span>派生Ｂ　Ｂ一定继承Ａ　　</text:p>
      <text:p text:style-name="P2"/>
      <text:p text:style-name="P2">单继承<text:span text:style-name="T1">　</text:span></text:p>
      <text:p text:style-name="P3">class B(A): </text:p>
      <text:p text:style-name="P3"><text:s text:c="4"/>pass </text:p>
      <text:p text:style-name="P3"/>
      <text:p text:style-name="P3">在不改变原有功能基础上添加新的功能　</text:p>
      <text:p text:style-name="P3"/>
      <text:p text:style-name="P3"/>
      <text:p text:style-name="P3">覆盖<text:span text:style-name="T1">　　</text:span></text:p>
      <text:p text:style-name="P3">子类和父类<text:span text:style-name="T1">中有相同的方法　，优先使用子类的方法　</text:span></text:p>
      <text:p text:style-name="P3">父类<text:span text:style-name="T1">的方法将被覆盖　</text:span></text:p>
      <text:p text:style-name="P3">为解决覆盖问题<text:span text:style-name="T1">　　用超类　</text:span></text:p>
      <text:p text:style-name="P4">super(子类，子类实例）．父类的实例方法名字</text:p>
      <text:p text:style-name="P5"><text:span text:style-name="T3">s</text:span><text:span text:style-name="T2">uper()只能在方法内部</text:span></text:p>
      <text:p text:style-name="P6"/>
      <text:p text:style-name="P7"><text:soft-page-break/>day19 </text:p>
      <text:p text:style-name="P7"/>
      <text:p text:style-name="P7">用于类的函数　</text:p>
      <text:p text:style-name="P7">issubclass(cls,class_or_tuple)判断一个类是否继承自其他的类，如果此类cls是class或tuple中一个派生子类则返回True，否则反回False </text:p>
      <text:p text:style-name="P8">子类是指上下的继承关系　</text:p>
      <text:p text:style-name="P7">示例　</text:p>
      <text:p text:style-name="P7">class A:</text:p>
      <text:p text:style-name="P7"><text:s text:c="4"/>pass </text:p>
      <text:p text:style-name="P7"/>
      <text:p text:style-name="P7">class B(A):</text:p>
      <text:p text:style-name="P7"><text:s text:c="4"/>pass </text:p>
      <text:p text:style-name="P7"/>
      <text:p text:style-name="P7">class C(B):</text:p>
      <text:p text:style-name="P7"><text:s text:c="4"/>pass </text:p>
      <text:p text:style-name="P7"/>
      <text:p text:style-name="P7">issubclass(C,B)</text:p>
      <text:p text:style-name="P7">#C类是不是Ｂ的子类　True</text:p>
      <text:p text:style-name="P7">issubclass(B,A)</text:p>
      <text:p text:style-name="P7"># True </text:p>
      <text:p text:style-name="P7">issubclass(A,C)</text:p>
      <text:p text:style-name="P7">#False </text:p>
      <text:p text:style-name="P7"/>
      <text:p text:style-name="P7"/>
      <text:p text:style-name="P7"/>
      <text:p text:style-name="P9">issubclass(bool,int)</text:p>
      <text:p text:style-name="P9"># True </text:p>
      <text:p text:style-name="P9"/>
      <text:p text:style-name="P9">issubclass(int,object)</text:p>
      <text:p text:style-name="P9">#True</text:p>
      <text:p text:style-name="P9"/>
      <text:p text:style-name="P11">　</text:p>
      <text:p text:style-name="P9">封装<text:span text:style-name="T5">　enclosure　　是一个编程思想　</text:span></text:p>
      <text:p text:style-name="P19">封装是指隐藏的实现细节，让使用者不关心这些细节，</text:p>
      <text:p text:style-name="P10">封装的目的是让使用者通过尽可能少的方法（或属性）操作对象</text:p>
      <text:p text:style-name="P10"/>
      <text:p text:style-name="P10"/>
      <text:p text:style-name="P10"/>
      <text:p text:style-name="P10"><text:soft-page-break/>私有属性和方法</text:p>
      <text:p text:style-name="P10">python 类中　以双下划线(‘__’)开头，不以双下划线结尾的标识符为私有成员，<text:span text:style-name="T6">私有成员只能使用该类的方法来进行访问和修改　</text:span></text:p>
      <text:p text:style-name="P19"/>
      <text:p text:style-name="P10">　1,以__开头的属性为私有属性　</text:p>
      <text:p text:style-name="P10">　2,以__开头的方法为私有方法　</text:p>
      <text:p text:style-name="P10"/>
      <text:p text:style-name="P12"># 私有属性和方法</text:p>
      <text:p text:style-name="P12">class A:</text:p>
      <text:p text:style-name="P12"><text:s text:c="4"/>def __init__(self):</text:p>
      <text:p text:style-name="P12"><text:s text:c="8"/>self.__p1=100</text:p>
      <text:p text:style-name="P12"><text:s text:c="8"/># self.__p2__=200</text:p>
      <text:p text:style-name="P12">#__p1为私有属性 只有开头双下划线,特殊的命名方式</text:p>
      <text:p text:style-name="P12"><text:s text:c="4"/>def show_info(self):</text:p>
      <text:p text:style-name="P12"><text:s text:c="8"/>print(self.__p1)#此对象的实例方法可以访问和修改私有属性</text:p>
      <text:p text:style-name="P12"><text:s text:c="8"/>self.__m()#用自己的方法调用自己的私有方法没有问题</text:p>
      <text:p text:style-name="P12">#私有方法只给自己用　私有属性也是只给自己用　</text:p>
      <text:p text:style-name="P12"><text:s text:c="4"/>def __m(self):</text:p>
      <text:p text:style-name="P12"><text:s text:c="8"/>print('A类对象的__m方法被调用')#__m相当于Ａ的类变量，绑定的是方法</text:p>
      <text:p text:style-name="P12"/>
      <text:p text:style-name="P12">a=A()</text:p>
      <text:p text:style-name="P12"># print(a.__p1)#私有属性不允许访问</text:p>
      <text:p text:style-name="P12">print(a._A__p1)#这样又可以了　是一个障眼法　实例加一个下划线加一个类名加隐藏属性就可以访问了</text:p>
      <text:p text:style-name="P12">#只能在内部进行访问</text:p>
      <text:p text:style-name="P12">a.show_info()</text:p>
      <text:p text:style-name="P12">#对象的私有属性要通过对象的方法来进行访问</text:p>
      <text:p text:style-name="P12">#私有属性要通过实例方法来调用和修改实例属性</text:p>
      <text:p text:style-name="P12"># a.__m()#也是无法调用的</text:p>
      <text:p text:style-name="P9"/>
      <text:p text:style-name="P9"/>
      <text:p text:style-name="P9"/>
      <text:p text:style-name="P13">python的封装是假的封装（模拟的封装）</text:p>
      <text:p text:style-name="P13"/>
      <text:p text:style-name="P14"><text:soft-page-break/>多态　polymorphic </text:p>
      <text:p text:style-name="P14"><text:s/>字面意思：多种状态　</text:p>
      <text:p text:style-name="P14">多态是指在有继承／派生关系的类中，调用基类对象的方法，实际能调用子类的覆盖方法的现象叫多态</text:p>
      <text:p text:style-name="P14"/>
      <text:p text:style-name="P14">状态：</text:p>
      <text:p text:style-name="P14">　　静态（编译时状态）</text:p>
      <text:p text:style-name="P14">　　动态（运行时状态）</text:p>
      <text:p text:style-name="P14">说明：</text:p>
      <text:p text:style-name="P14">　　１，多态调用的方法与对象相关，不写类型相关</text:p>
      <text:p text:style-name="P14">　　２，<text:span text:style-name="T9">python全部对象都只有”运行时状态（动态）”</text:span></text:p>
      <text:p text:style-name="P14">没有“Ｃ＋＋语言”里的编译时状态（静态）</text:p>
      <text:p text:style-name="P14"/>
      <text:p text:style-name="P14">示例：</text:p>
      <text:p text:style-name="P15"/>
      <text:p text:style-name="P15"/>
      <text:p text:style-name="P17">class Shape:</text:p>
      <text:p text:style-name="P17"><text:s text:c="4"/>def draw(self):</text:p>
      <text:p text:style-name="P17"><text:s text:c="8"/>print('Shape的draw()被调用')</text:p>
      <text:p text:style-name="P17"/>
      <text:p text:style-name="P17">class Point(Shape):</text:p>
      <text:p text:style-name="P17"><text:s text:c="4"/>def draw(self):</text:p>
      <text:p text:style-name="P17"><text:s text:c="8"/>print('正在画一个点')</text:p>
      <text:p text:style-name="P17"/>
      <text:p text:style-name="P17">class Circle(Point):</text:p>
      <text:p text:style-name="P17"><text:s text:c="4"/>def draw(self):</text:p>
      <text:p text:style-name="P17"><text:s text:c="8"/>print('正在画一个圆')</text:p>
      <text:p text:style-name="P17"/>
      <text:p text:style-name="P17">def my_draw(s):</text:p>
      <text:p text:style-name="P17"><text:s text:c="4"/>s.draw()#此处调用哪种方法</text:p>
      <text:p text:style-name="P17"/>
      <text:p text:style-name="P17">s1=Circle()</text:p>
      <text:p text:style-name="P17">s2=Point()</text:p>
      <text:p text:style-name="P17">my_draw(s1)</text:p>
      <text:p text:style-name="P17">my_draw(s2)</text:p>
      <text:p text:style-name="P15"/>
      <text:p text:style-name="P17"><text:soft-page-break/>正在画一个圆</text:p>
      <text:p text:style-name="P17">正在画一个点</text:p>
      <text:p text:style-name="P15"/>
      <text:p text:style-name="P15"/>
      <text:p text:style-name="P15"/>
      <text:p text:style-name="P15"><text:span text:style-name="T6">面向对象编程语言的特征</text:span>　</text:p>
      <text:p text:style-name="P20">继承　</text:p>
      <text:p text:style-name="P15"><text:span text:style-name="T6">封装</text:span><text:span text:style-name="T10">(跟显示器一样　外面加一个机壳，如果给别人看到里面，浪费间）</text:span></text:p>
      <text:p text:style-name="P15"/>
      <text:p text:style-name="P15">多态</text:p>
      <text:p text:style-name="P15"/>
      <text:p text:style-name="P15"/>
      <text:p text:style-name="P15">多继承　<text:span text:style-name="T11">multiple inheritance </text:span></text:p>
      <text:p text:style-name="P15">多继承是指一个子类继承自两个或两个以上的基类　</text:p>
      <text:p text:style-name="P15"/>
      <text:p text:style-name="P15">语法：</text:p>
      <text:p text:style-name="P15">　<text:span text:style-name="T11">class 类名（基类名，基类名２，……)</text:span></text:p>
      <text:p text:style-name="P15"/>
      <text:p text:style-name="P15">说明：</text:p>
      <text:p text:style-name="P15">　　一个子类同时继承自多个父类，父类中的方法可以同时被继承下来</text:p>
      <text:p text:style-name="P15">　　<text:span text:style-name="T6">如果两个父类中有同名的方法，而在子类中又没有覆盖此方法时，调用结果难以确定　冲突问题</text:span></text:p>
      <text:p text:style-name="P20"/>
      <text:p text:style-name="P20"/>
      <text:p text:style-name="P20">多继承的缺陷　</text:p>
      <text:p text:style-name="P20">　　标识符冲突问题</text:p>
      <text:p text:style-name="P16"><text:span text:style-name="T6">　　</text:span><text:span text:style-name="T7">（要谨慎使用多继承）</text:span></text:p>
      <text:p text:style-name="P44">　　示例见：</text:p>
      <text:p text:style-name="P44">　　　　　　</text:p>
      <text:p text:style-name="P44"/>
      <text:p text:style-name="P16"><text:span text:style-name="T7">多继承</text:span><text:span text:style-name="T8">MRO问题</text:span></text:p>
      <text:p text:style-name="P46">类的__mro__属性　</text:p>
      <text:p text:style-name="P46">作用　用来记录类的方法查找顺序　</text:p>
      <text:p text:style-name="P46"/>
      <text:p text:style-name="P45"/>
      <text:p text:style-name="P18"><text:soft-page-break/><text:span text:style-name="T7">s</text:span><text:span text:style-name="T6">uper()函数就是根据__mro__来调用上层的方法　</text:span></text:p>
      <text:p text:style-name="P15"/>
      <text:p text:style-name="P15"/>
      <text:p text:style-name="P15"/>
      <text:p text:style-name="P14"/>
      <text:p text:style-name="P14"/>
      <text:p text:style-name="P22">ＰＭ</text:p>
      <text:p text:style-name="P22">函数重写　　<text:span text:style-name="T12">overwrite </text:span></text:p>
      <text:p text:style-name="P22">　　什么是函数重写　</text:p>
      <text:p text:style-name="P22">　　　　在自定义的类内添加相应的方法，让自定义的类创建的实例能够使用内建函数进行操作　</text:p>
      <text:p text:style-name="P22"/>
      <text:p text:style-name="P22"/>
      <text:p text:style-name="P22">对象转字符串函数　</text:p>
      <text:p text:style-name="P22">　　<text:span text:style-name="T12">repr(x) <text:s/>返回一个能表示python对象的表达式字符串，通常</text:span></text:p>
      <text:p text:style-name="P22">　　　　<text:span text:style-name="T12">eval(repr(obj)) == obj </text:span></text:p>
      <text:p text:style-name="P23"><text:s text:c="9"/>str(x) <text:s/>通过给定的对象返回一个字符串（这个字符串通常工人阅读）</text:p>
      <text:p text:style-name="P23"/>
      <text:p text:style-name="P39">对象转字符串函数的重写方法<text:span text:style-name="T13">　</text:span></text:p>
      <text:p text:style-name="P24"/>
      <text:p text:style-name="P24">　</text:p>
      <text:p text:style-name="P25">repr()函数重写方法：</text:p>
      <text:p text:style-name="P25">def __repr__(self):</text:p>
      <text:p text:style-name="P25"><text:s text:c="4"/>return 字符串</text:p>
      <text:p text:style-name="P25"/>
      <text:p text:style-name="P25"/>
      <text:p text:style-name="P25">str()函数重写方法：</text:p>
      <text:p text:style-name="P25">def __str__(self):</text:p>
      <text:p text:style-name="P25"><text:s text:c="4"/>return 字符串</text:p>
      <text:p text:style-name="P25"/>
      <text:p text:style-name="P25"/>
      <text:p text:style-name="P25">str(obj)函数调用方法说明</text:p>
      <text:p text:style-name="P25">1. str(obj)函数先查找obj.__str__(方法)</text:p>
      <text:p text:style-name="P25"><text:s text:c="3"/>调用此方法并返回结果　</text:p>
      <text:p text:style-name="P25"/>
      <text:p text:style-name="P25">２．如果obj.__str__()</text:p>
      <text:p text:style-name="P25"><text:soft-page-break/>方法不存在，则调用obj.__repr__方法并返回结果</text:p>
      <text:p text:style-name="P25"/>
      <text:p text:style-name="P25">３. 如果obj.__repr__</text:p>
      <text:p text:style-name="P25">方法不存在，则调用object类的__repr__实例方法显示</text:p>
      <text:p text:style-name="P25">&lt;__main__.xxx object at 0xXXXXXXX&gt;格式字符串</text:p>
      <text:p text:style-name="P25"/>
      <text:p text:style-name="P40">自己制定返回来的格式<text:span text:style-name="T14">和规格</text:span></text:p>
      <text:p text:style-name="P40"/>
      <text:p text:style-name="P40"/>
      <text:p text:style-name="P40">内建函数重写<text:span text:style-name="T15">　</text:span></text:p>
      <text:p text:style-name="P40">方法名<text:span text:style-name="T15">　　　　　　　　函数名　　　　　</text:span></text:p>
      <text:p text:style-name="P40"><text:span text:style-name="T15">def <text:s/></text:span>__<text:span text:style-name="T15">abs__(self) <text:s text:c="22"/>abs（obj) 函数调用</text:span></text:p>
      <text:p text:style-name="P41">def __len__(self) <text:s text:c="24"/>len(obj) </text:p>
      <text:p text:style-name="P41">def __reversed__<text:span text:style-name="T16">(self)</text:span> <text:s text:c="25"/>reversed<text:span text:style-name="T16">(obj)函数调用</text:span></text:p>
      <text:p text:style-name="P42">def <text:s/>__round__(self) <text:s text:c="21"/>round(obj) 函数调用</text:p>
      <text:p text:style-name="P42"/>
      <text:p text:style-name="P42"/>
      <text:p text:style-name="P26">数值转换函数的重写</text:p>
      <text:p text:style-name="P27">def __complex__(self): <text:s text:c="29"/>complex(obj)函数调用<text:span text:style-name="T17">(复数）</text:span></text:p>
      <text:p text:style-name="P27">def __int__(self) <text:s text:c="40"/>int(obj)函数调用</text:p>
      <text:p text:style-name="P28">def __float__(self) <text:s text:c="38"/>float(obj)函数调用</text:p>
      <text:p text:style-name="P29">def __bool__(self) <text:s text:c="38"/>bool(obj)函数调用</text:p>
      <text:p text:style-name="P27"/>
      <text:p text:style-name="P27"/>
      <text:p text:style-name="P27"/>
      <text:p text:style-name="P30">#布尔测试函数的重写</text:p>
      <text:p text:style-name="P30">格式　</text:p>
      <text:p text:style-name="P30">　　def __bool__(self):</text:p>
      <text:p text:style-name="P30"><text:s text:c="7"/>...</text:p>
      <text:p text:style-name="P30"/>
      <text:p text:style-name="P30">作用　</text:p>
      <text:p text:style-name="P30">　　　　用于bool(obj)函数取值</text:p>
      <text:p text:style-name="P30">　　　　用于if语句真值表达式中　</text:p>
      <text:p text:style-name="P30">　　　　用于while语句的真值表达式中</text:p>
      <text:p text:style-name="P30"/>
      <text:p text:style-name="P30"><text:soft-page-break/>说明：</text:p>
      <text:p text:style-name="P30">　　　　１，当自定义类内有__bool__(self)方法时，此方法的返回作为bool（ｘ）</text:p>
      <text:p text:style-name="P30">的返回值</text:p>
      <text:p text:style-name="P30">　　　　２，当不存在__bool__(self)方法时，返回__len__(self)</text:p>
      <text:p text:style-name="P30">方法的返回值是否为非零来测试布尔值</text:p>
      <text:p text:style-name="P30">　　　　３，当不存在__len__(self)方法时，则直接返回True</text:p>
      <text:p text:style-name="P30">　　　　</text:p>
      <text:p text:style-name="P30"/>
      <text:p text:style-name="P30"/>
      <text:p text:style-name="P21">对象<text:span text:style-name="T18">的属性管理函数　</text:span></text:p>
      <text:p text:style-name="P30"/>
      <text:p text:style-name="P38">　getattr(obj,name[,default])</text:p>
      <text:p text:style-name="P47">从一个对象用字符串name得到对象的属性， getattr(x,’y’)</text:p>
      <text:p text:style-name="P47">等同于x.y</text:p>
      <text:p text:style-name="P31">当属性不存在时，如果给定default参数则返回default，如果没有给出</text:p>
      <text:p text:style-name="P31">default　则触发一个AttributeError错误　</text:p>
      <text:p text:style-name="P31"/>
      <text:p text:style-name="P31"/>
      <text:p text:style-name="P36">hasattr(obj,name)</text:p>
      <text:p text:style-name="P31">用给定的name字符串返回obj是否有此属性，此种做法可以避免在getattr(obj,name)时引发错误　</text:p>
      <text:p text:style-name="P31"/>
      <text:p text:style-name="P36">setattr(obj,name,value)</text:p>
      <text:p text:style-name="P31">给对象obj的名为name的属性设置相应的值value, <text:s/>setattr(x,’y’,v) 等同于x.y=v </text:p>
      <text:p text:style-name="P31"/>
      <text:p text:style-name="P37">delattr(obj,name)</text:p>
      <text:p text:style-name="P32"><text:s/>删除对象obj　中的name属性　del(x,’y’) </text:p>
      <text:p text:style-name="P31">等同于　del x.<text:span text:style-name="T19">y</text:span></text:p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3">迭代器（高级）　</text:p>
      <text:p text:style-name="P33">　　什么是迭代器</text:p>
      <text:p text:style-name="P33">　　　iter(x)函数返回　，可以通过　next(it)函数取值的对象就是迭代器　</text:p>
      <text:p text:style-name="P33"/>
      <text:p text:style-name="P33">迭代器协议：</text:p>
      <text:p text:style-name="P33">　　　迭代器协议是指对象能够使用next()函数获取下一项数据，在没有下一项数据时触发一个<text:span text:style-name="T20">StopIteration异常来终止迭代的约定　</text:span></text:p>
      <text:p text:style-name="P33"/>
      <text:p text:style-name="P34">def __next__(self):</text:p>
      <text:p text:style-name="P34"><text:s text:c="7"/>….</text:p>
      <text:p text:style-name="P34">注意　此方法需要实现迭代器协议　</text:p>
      <text:p text:style-name="P34"/>
      <text:p text:style-name="P34">什么是可迭代对象　　</text:p>
      <text:p text:style-name="P34"/>
      <text:p text:style-name="P34">　　是指能用Ｉｔｅｒ（ｏｂｊ）函数返回迭代器的对象（实例）</text:p>
      <text:p text:style-name="P34">　　可迭代对象内部要定义__iter__(self)方法来返回迭代器对象　</text:p>
      <text:p text:style-name="P34"/>
      <text:p text:style-name="P34"/>
      <text:p text:style-name="P34"/>
      <text:p text:style-name="P35"><text:s text:c="12"/>if qqq(self.b):</text:p>
      <text:p text:style-name="P35"><text:s text:c="16"/>self.L.append(qqq(self.b).isaprime())</text:p>
      <text:p text:style-name="P35"><text:s text:c="16"/>self.s += 1</text:p>
      <text:p text:style-name="P35"><text:s text:c="16"/>self.b += 1</text:p>
      <text:p text:style-name="P35"><text:s text:c="12"/>if self.s == self.walk:</text:p>
      <text:p text:style-name="P35"><text:s text:c="16"/>break</text:p>
      <text:p text:style-name="P35"><text:s text:c="8"/>return iter(self.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08:32:31.006168581</meta:creation-date>
    <dc:date>2018-08-27T22:14:09.201635990</dc:date>
    <meta:editing-duration>PT7H59M39S</meta:editing-duration>
    <meta:editing-cycles>55</meta:editing-cycles>
    <meta:generator>LibreOffice/5.1.6.2$Linux_X86_64 LibreOffice_project/10m0$Build-2</meta:generator>
    <meta:document-statistic meta:table-count="0" meta:image-count="0" meta:object-count="0" meta:page-count="9" meta:paragraph-count="203" meta:word-count="1881" meta:character-count="4113" meta:non-whitespace-character-count="3362"/>
  </office:meta>
</office:document-meta>
</file>